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>
      <style:text-properties fo:language="el" fo:country="GR" officeooo:rsid="000cc642" officeooo:paragraph-rsid="000cc642"/>
    </style:style>
    <style:style style:name="P2" style:family="paragraph" style:parent-style-name="Standard">
      <style:text-properties officeooo:rsid="000b2d56" officeooo:paragraph-rsid="000b2d56"/>
    </style:style>
    <style:style style:name="P3" style:family="paragraph" style:parent-style-name="Standard">
      <style:text-properties fo:language="el" fo:country="GR" officeooo:rsid="000b2d56" officeooo:paragraph-rsid="000b2d56"/>
    </style:style>
    <style:style style:name="P4" style:family="paragraph" style:parent-style-name="Standard" style:list-style-name="L1">
      <style:text-properties fo:language="el" fo:country="GR" officeooo:rsid="000b2d56" officeooo:paragraph-rsid="000b2d56"/>
    </style:style>
    <style:style style:name="P5" style:family="paragraph" style:parent-style-name="Standard" style:list-style-name="L2">
      <style:text-properties fo:language="el" fo:country="GR" officeooo:rsid="000bcfa4" officeooo:paragraph-rsid="000bcfa4"/>
    </style:style>
    <style:style style:name="P6" style:family="paragraph" style:parent-style-name="Standard">
      <style:text-properties fo:language="el" fo:country="GR" officeooo:rsid="000bcfa4" officeooo:paragraph-rsid="000bcfa4"/>
    </style:style>
    <style:style style:name="P7" style:family="paragraph" style:parent-style-name="Standard" style:list-style-name="L2">
      <style:text-properties fo:language="el" fo:country="GR" officeooo:rsid="000cc642" officeooo:paragraph-rsid="000cc642"/>
    </style:style>
    <style:style style:name="P8" style:family="paragraph" style:parent-style-name="Standard">
      <style:text-properties fo:language="el" fo:country="GR" officeooo:rsid="000eb156" officeooo:paragraph-rsid="000eb156"/>
    </style:style>
    <style:style style:name="P9" style:family="paragraph" style:parent-style-name="Standard" style:list-style-name="L4">
      <style:text-properties fo:language="el" fo:country="GR" officeooo:rsid="000eb156" officeooo:paragraph-rsid="000eb156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111111" style:font-name="Ubuntu" fo:font-size="9.60000038146973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ο <text:span text:style-name="T1">Collapse – 1 item </text:span></text:p>
      <text:p text:style-name="P2"><text:span text:style-name="T1"/></text:p>
      <text:p text:style-name="P3">Ποια μέτρα οφείλω να λαμβάνω στον εργασιακό μου χώρο, εφόσον δεν απασχολούμαι μέσω τηλεργασίας;</text:p>
      <text:list xml:id="list2839132715" text:style-name="L1">
        <text:list-item>
          <text:p text:style-name="P4">Παντού και πάντα μάσκα</text:p>
        </text:list-item>
        <text:list-item>
          <text:p text:style-name="P4">Μην ακουμπάτε την μάσκα με τα χέρια σας</text:p>
        </text:list-item>
        <text:list-item>
          <text:p text:style-name="P4">Καλύψτε το στόμα και την μύτη με χαρτομάντηλο αν βήξετε ή φταρνιστείτε</text:p>
        </text:list-item>
        <text:list-item>
          <text:p text:style-name="P4">Πλένετε χέρια ή βάζετε αντισηπτικό</text:p>
        </text:list-item>
        <text:list-item>
          <text:p text:style-name="P4">Μην ακουμπάτε πρόσωπο</text:p>
        </text:list-item>
        <text:list-item>
          <text:p text:style-name="P4">Καθαρίζετε επιφάνειες με ανισηπτικό</text:p>
        </text:list-item>
        <text:list-item>
          <text:p text:style-name="P4">Αποστάσεις</text:p>
        </text:list-item>
        <text:list-item>
          <text:p text:style-name="P4">Αερίζετε χώρο</text:p>
        </text:list-item>
      </text:list>
      <text:p text:style-name="P3"/>
      <text:p text:style-name="P3">Παράγραφος: Η διαχείριση περιστατικών στον χώρο εργασίας γίνεται με βάση το είδος του κρούσματος ή της επαφής με κρούσμα που είχε το περιστατικό</text:p>
      <text:p text:style-name="P3"/>
      <text:p text:style-name="P3">2ο <text:span text:style-name="T1">Collapse – 5 items</text:span></text:p>
      <text:p text:style-name="P3"><text:span text:style-name="T1"/></text:p>
      <text:list xml:id="list1095693816" text:style-name="L2">
        <text:list-item>
          <text:p text:style-name="P7">Τι ορίζεται ως στενή επαφή με κρούσμα <text:s/><text:span text:style-name="T1">COVID-19?</text:span></text:p>
          <text:list>
            <text:list-item>
              <text:p text:style-name="P7">Άτομο που είχε επαφή πρόσωπο με πρόσωπο με ασθενή σε απόσταση μικρότερη των 2 μέτρων για κάτω από 15 λεπτά ή παρέμεινε σε κλειστό χώρο μαζί του για πάνω από 15’.</text:p>
            </text:list-item>
            <text:list-item>
              <text:p text:style-name="P7">Συνταξιδιώτης (υπό ορισμένες προϋποθέσεις απλά θέλω να το συμπυκνώσω)</text:p>
            </text:list-item>
          </text:list>
        </text:list-item>
        <text:list-item>
          <text:p text:style-name="P7">Τι ορίζεται ως απλή επαφή με κρούσμα;</text:p>
          <text:list>
            <text:list-item>
              <text:p text:style-name="P1"><text:span text:style-name="Emphasis"><text:span text:style-name="T2">άτομο που είχε επαφή πρόσωπο με πρόσωπο με ασθενή με COVID-19 εντός 2 μέτρων για &lt; 15 λεπτά ή παρέμεινε σε κλειστό χώρο για κάτω από 15’ μαζί του</text:span></text:span></text:p>
            </text:list-item>
          </text:list>
        </text:list-item>
        <text:list-item>
          <text:p text:style-name="P5">Τι ορίζεται ως ενδεχόμενο κρούσμα;</text:p>
          <text:list>
            <text:list-item>
              <text:p text:style-name="P5">Ασθενής που έχει εμφανίσει τουλάχιστον ένα από τα παρακάτω:</text:p>
              <text:list>
                <text:list-item>
                  <text:p text:style-name="P5">Βήχας</text:p>
                </text:list-item>
                <text:list-item>
                  <text:p text:style-name="P5">Πυρετός</text:p>
                </text:list-item>
                <text:list-item>
                  <text:p text:style-name="P5">Δύσπνοια</text:p>
                </text:list-item>
                <text:list-item>
                  <text:p text:style-name="P5">Ανοσμία/Αγευσία/Δυσγευσία</text:p>
                </text:list-item>
              </text:list>
            </text:list-item>
          </text:list>
        </text:list-item>
        <text:list-item>
          <text:p text:style-name="P5">Τι ορίζεται ως πιθανό κρούσμα;</text:p>
          <text:list>
            <text:list-item>
              <text:p text:style-name="P5">Ασθενής που έχει εμφανίσει τουλάχιστον ένα από τα παρακάτω</text:p>
              <text:list>
                <text:list-item>
                  <text:p text:style-name="P5">Βήχας</text:p>
                </text:list-item>
                <text:list-item>
                  <text:p text:style-name="P5">Πυρετός</text:p>
                </text:list-item>
                <text:list-item>
                  <text:p text:style-name="P5">Δύσπνοια</text:p>
                </text:list-item>
                <text:list-item>
                  <text:p text:style-name="P5">Ανοσμία/Αγευσία/Δυσγευσία</text:p>
                </text:list-item>
                <text:list-item>
                  <text:p text:style-name="P5">και είτε είχε στενή επαφή με επιβεβαιωμένο κρούσμα <text:span text:style-name="T1">COVID-19 </text:span>έως και 2 εβδομάδες πριν την έναρξη συμπτωμάτων, είτε είναι</text:p>
                </text:list-item>
                <text:list-item>
                  <text:p text:style-name="P5">φιλοξενούμενος ή προσωπικό δομής με συνεχιζόμενη μετάδοση <text:span text:style-name="T1">COVID-19</text:span></text:p>
                </text:list-item>
              </text:list>
            </text:list-item>
            <text:list-item>
              <text:p text:style-name="P5">Είτε παρουσιάζει ακτινολογικά ευρήματα συμβατά με πνευμονία προκαλούμενη από <text:span text:style-name="T1">COVID-19</text:span></text:p>
            </text:list-item>
          </text:list>
        </text:list-item>
        <text:list-item>
          <text:p text:style-name="P5">Τι ορίζεται ως επιβεβαιωμένο κρούσμα;</text:p>
          <text:list>
            <text:list-item>
              <text:p text:style-name="P5">Άτομο το οποίο έχει υποβληθεί σε <text:span text:style-name="T1">rapid test </text:span>(ή το άλλο που δεν θυμάμαι πως λέγεται) και έχει ανιχνευθεί ο ιός.</text:p>
            </text:list-item>
          </text:list>
        </text:list-item>
      </text:list>
      <text:p text:style-name="P6"/>
      <text:p text:style-name="P8">Διαχείριση περιστατικών – 3ο <text:span text:style-name="T1">Collapse, 3 items</text:span></text:p>
      <text:list xml:id="list324733945" text:style-name="L4">
        <text:list-item>
          <text:p text:style-name="P9">Τι γίνεται στην περίπτωση που υπάρχει κρούσμα που εμφανίζει συμπτώματα;</text:p>
          <text:list>
            <text:list-item>
              <text:p text:style-name="P9">ΟΧΙ ΔΟΥΛΕΙΑ, τηλεφωνο στον γιατρό, απουσιάζει για όσο πρέπει φέρνοντας βεβαίωση από το ταμείο του</text:p>
            </text:list-item>
          </text:list>
        </text:list-item>
        <text:list-item>
          <text:p text:style-name="P9">Τι γίνεται στην περίπτωση που υπάρχει πιθανό κρούσμα λόγω στενής επαφής με κρούσμα;</text:p>
          <text:list>
            <text:list-item>
              <text:p text:style-name="P9"><text:soft-page-break/>ΟΧΙ ΔΟΥΛΕΙΑ, τηλέφωνο στον γιατρό ΚΑΙ ΣΤΟΝ ΕΟΔΥ, καθώς και στον Προϊστάμενο και στην εταιρεία, τεστ.</text:p>
            </text:list-item>
          </text:list>
        </text:list-item>
        <text:list-item>
          <text:p text:style-name="P9">Τι γίνεται στην περίπτωση που κάποιος ήρθε σε απλή επαφή με κρούσμα;</text:p>
          <text:list>
            <text:list-item>
              <text:p text:style-name="P9">ΝΑΙ ΔΟΥΛΕΙΑ αλλά παρακολουθεί τον εαυτό του για συμπτώματα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12:47:12.425000000</meta:creation-date>
    <dc:date>2020-12-19T13:18:46.918000000</dc:date>
    <meta:editing-duration>PT20M42S</meta:editing-duration>
    <meta:editing-cycles>3</meta:editing-cycles>
    <meta:generator>LibreOffice/5.3.7.2$Windows_X86_64 LibreOffice_project/6b8ed514a9f8b44d37a1b96673cbbdd077e24059</meta:generator>
    <meta:document-statistic meta:table-count="0" meta:image-count="0" meta:object-count="0" meta:page-count="2" meta:paragraph-count="41" meta:word-count="384" meta:character-count="2260" meta:non-whitespace-character-count="1948"/>
  </office:meta>
</office:document-meta>
</file>